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 fo:text-indent="0.4916in"/>
    </style:style>
    <style:style style:name="T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Standard" style:family="paragraph">
      <style:paragraph-properties fo:margin-bottom="0in" fo:line-height="150%"/>
    </style:style>
    <style:style style:name="T5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6" style:parent-style-name="Standard" style:family="paragraph">
      <style:paragraph-properties fo:margin-bottom="0in" fo:line-height="150%"/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7" style:parent-style-name="Standard" style:family="paragraph">
      <style:paragraph-properties fo:margin-bottom="0in" fo:line-height="150%"/>
    </style:style>
    <style:style style:name="T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margin-bottom="0in" fo:line-height="150%"/>
    </style:style>
    <style:style style:name="T1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margin-bottom="0in" fo:line-height="150%"/>
    </style:style>
    <style:style style:name="T1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5" style:parent-style-name="Standard" style:family="paragraph">
      <style:paragraph-properties fo:margin-bottom="0in" fo:line-height="150%"/>
    </style:style>
    <style:style style:name="T1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8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Paragrafoelenco" style:list-style-name="WWNum1" style:family="paragraph">
      <style:paragraph-properties fo:margin-bottom="0in" fo:line-height="150%"/>
    </style:style>
    <style:style style:name="T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Paragrafoelenco" style:list-style-name="WWNum1" style:family="paragraph">
      <style:paragraph-properties fo:margin-bottom="0in" fo:line-height="150%"/>
    </style:style>
    <style:style style:name="T2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3" style:parent-style-name="Paragrafoelenco" style:list-style-name="WWNum1" style:family="paragraph">
      <style:paragraph-properties fo:margin-bottom="0in" fo:line-height="150%"/>
    </style:style>
    <style:style style:name="T2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TableColumn28" style:family="table-column">
      <style:table-column-properties style:column-width="1.8604in" style:use-optimal-column-width="false"/>
    </style:style>
    <style:style style:name="TableColumn29" style:family="table-column">
      <style:table-column-properties style:column-width="1.4222in" style:use-optimal-column-width="false"/>
    </style:style>
    <style:style style:name="TableColumn30" style:family="table-column">
      <style:table-column-properties style:column-width="1.5083in" style:use-optimal-column-width="false"/>
    </style:style>
    <style:style style:name="TableColumn31" style:family="table-column">
      <style:table-column-properties style:column-width="1.4868in" style:use-optimal-column-width="false"/>
    </style:style>
    <style:style style:name="Table27" style:family="table">
      <style:table-properties style:width="6.2777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50%"/>
    </style:style>
    <style:style style:name="T35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50%"/>
    </style:style>
    <style:style style:name="T38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9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50%"/>
    </style:style>
    <style:style style:name="T41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2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50%"/>
    </style:style>
    <style:style style:name="T44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50%"/>
    </style:style>
    <style:style style:name="T48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4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50%"/>
    </style:style>
    <style:style style:name="T5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50%"/>
    </style:style>
    <style:style style:name="T5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50%"/>
    </style:style>
    <style:style style:name="T5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50%"/>
    </style:style>
    <style:style style:name="T62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50%"/>
    </style:style>
    <style:style style:name="T6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50%"/>
    </style:style>
    <style:style style:name="T6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50%"/>
    </style:style>
    <style:style style:name="T7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50%"/>
    </style:style>
    <style:style style:name="T75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50%"/>
    </style:style>
    <style:style style:name="T7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50%"/>
    </style:style>
    <style:style style:name="T8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50%"/>
    </style:style>
    <style:style style:name="T8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50%"/>
    </style:style>
    <style:style style:name="T88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50%"/>
    </style:style>
    <style:style style:name="T9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50%"/>
    </style:style>
    <style:style style:name="T9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50%"/>
    </style:style>
    <style:style style:name="T9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50%"/>
    </style:style>
    <style:style style:name="T102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50%"/>
    </style:style>
    <style:style style:name="T10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50%"/>
    </style:style>
    <style:style style:name="T10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50%"/>
    </style:style>
    <style:style style:name="T11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2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bottom="0in" fo:line-height="150%"/>
    </style:style>
    <style:style style:name="T11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8" style:parent-style-name="Paragrafoelenco" style:list-style-name="WWNum1" style:family="paragraph">
      <style:paragraph-properties fo:margin-bottom="0in" fo:line-height="150%"/>
    </style:style>
    <style:style style:name="T11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2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2" style:parent-style-name="Paragrafoelenco" style:list-style-name="WWNum1" style:family="paragraph">
      <style:paragraph-properties fo:margin-bottom="0in" fo:line-height="150%"/>
    </style:style>
    <style:style style:name="T12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4" style:parent-style-name="Paragrafoelenco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2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<text:s text:c="4"/>Registro Giornaliero</text:span></text:p>
      <text:p text:style-name="P3"/>
      <text:p text:style-name="P4"><text:span text:style-name="T5">08/03/2023 RoboSusa</text:span></text:p>
      <text:p text:style-name="P6"/>
      <text:p text:style-name="P7"><text:span text:style-name="T8">Op. Tournoud Fulvio (T.F.)</text:span></text:p>
      <text:p text:style-name="P9"/>
      <text:p text:style-name="P10"><text:span text:style-name="T11">Undicesima giornata di lavoro di RoboSusa</text:span></text:p>
      <text:p text:style-name="P12"><text:span text:style-name="T13">Partecipazione: Di Bella Marco (D.B.M.), Rocci Paolo (R.P.),<text:s/></text:span><text:bookmark-start text:name="_Hlk129643488"/><text:span text:style-name="T14">Tournoud Fulvio (T.F.),</text:span><text:bookmark-end text:name="_Hlk129643488"/></text:p>
      <text:p text:style-name="P15"><text:span text:style-name="T16">Vair Luigi (V.L.), Vasile<text:s/></text:span><text:span text:style-name="T17">Adrian (V.A.)</text:span></text:p>
      <text:p text:style-name="P18"/>
      <text:list text:style-name="WWNum1">
        <text:list-item>
          <text:p text:style-name="P19"><text:span text:style-name="T20">Termine percorso</text:span></text:p>
        </text:list-item>
        <text:list-item>
          <text:p text:style-name="P21"><text:span text:style-name="T22">Modifica programma</text:span></text:p>
        </text:list-item>
        <text:list-item>
          <text:p text:style-name="P23"><text:span text:style-name="T24">Aggiunta Pesi alle estremità</text:span></text:p>
        </text:list-item>
      </text:list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TIPOLOGIA</text:span></text:p>
          </table:table-cell>
          <table:table-cell table:style-name="TableCell36">
            <text:p text:style-name="P37"><text:span text:style-name="T38">PROBLEMA <text:s text:c="27"/></text:span></text:p>
          </table:table-cell>
          <table:table-cell table:style-name="TableCell39">
            <text:p text:style-name="P40"><text:span text:style-name="T41">SOLUZIONE</text:span></text:p>
          </table:table-cell>
          <table:table-cell table:style-name="TableCell42">
            <text:p text:style-name="P43"><text:span text:style-name="T44">RESPONSO</text:span></text:p>
          </table:table-cell>
        </table:table-row>
        <table:table-row table:style-name="TableRow45">
          <table:table-cell table:style-name="TableCell46">
            <text:p text:style-name="P47"><text:span text:style-name="T48">HARDWARE</text:span></text:p>
          </table:table-cell>
          <table:table-cell table:style-name="TableCell49">
            <text:p text:style-name="P50"><text:span text:style-name="T51">Necessità peso nella struttura</text:span></text:p>
          </table:table-cell>
          <table:table-cell table:style-name="TableCell52">
            <text:p text:style-name="P53"><text:span text:style-name="T54">Aggiunta peso posteriore e anteriore</text:span></text:p>
          </table:table-cell>
          <table:table-cell table:style-name="TableCell55">
            <text:p text:style-name="P56"><text:span text:style-name="T57">Il peso aumentato del<text:s/></text:span><text:span text:style-name="T58">robot favorisce l’aderenza</text:span></text:p>
          </table:table-cell>
        </table:table-row>
        <table:table-row table:style-name="TableRow59">
          <table:table-cell table:style-name="TableCell60">
            <text:p text:style-name="P61"><text:span text:style-name="T62">SOFTWARE</text:span></text:p>
          </table:table-cell>
          <table:table-cell table:style-name="TableCell63">
            <text:p text:style-name="P64"><text:span text:style-name="T65">Eccessiva meccanicità dei movimenti</text:span></text:p>
          </table:table-cell>
          <table:table-cell table:style-name="TableCell66">
            <text:p text:style-name="P67"><text:span text:style-name="T68">Modifica programma</text:span></text:p>
          </table:table-cell>
          <table:table-cell table:style-name="TableCell69">
            <text:p text:style-name="P70"><text:span text:style-name="T71">Il robot curva in modo più fluido</text:span></text:p>
          </table:table-cell>
        </table:table-row>
        <table:table-row table:style-name="TableRow72">
          <table:table-cell table:style-name="TableCell73">
            <text:p text:style-name="P74"><text:span text:style-name="T75">DESIGN</text:span></text:p>
          </table:table-cell>
          <table:table-cell table:style-name="TableCell76">
            <text:p text:style-name="P77"><text:span text:style-name="T78">Inserimento peso frontale</text:span></text:p>
          </table:table-cell>
          <table:table-cell table:style-name="TableCell79">
            <text:p text:style-name="P80"><text:span text:style-name="T81">Ideazione doppio braccio per il peso</text:span></text:p>
          </table:table-cell>
          <table:table-cell table:style-name="TableCell82">
            <text:p text:style-name="P83"><text:span text:style-name="T84">Il peso stabile e funzionale</text:span></text:p>
          </table:table-cell>
        </table:table-row>
        <table:table-row table:style-name="TableRow85">
          <table:table-cell table:style-name="TableCell86">
            <text:p text:style-name="P87"><text:span text:style-name="T88">PERCORSO</text:span></text:p>
          </table:table-cell>
          <table:table-cell table:style-name="TableCell89">
            <text:p text:style-name="P90"><text:span text:style-name="T91">Mancanza<text:s/></text:span><text:span text:style-name="T92">salite lunghe con ostacoli</text:span></text:p>
          </table:table-cell>
          <table:table-cell table:style-name="TableCell93">
            <text:p text:style-name="P94"><text:span text:style-name="T95">Creazione Rampa</text:span></text:p>
          </table:table-cell>
          <table:table-cell table:style-name="TableCell96">
            <text:p text:style-name="P97"><text:span text:style-name="T98">La rampa è resistente ed angolata a 30 gradi <text:s/></text:span></text:p>
          </table:table-cell>
        </table:table-row>
        <table:table-row table:style-name="TableRow99">
          <table:table-cell table:style-name="TableCell100">
            <text:p text:style-name="P101"><text:span text:style-name="T102">COMPONENTISTICA</text:span></text:p>
          </table:table-cell>
          <table:table-cell table:style-name="TableCell103">
            <text:p text:style-name="P104"><text:span text:style-name="T105">Necessità pezzi per il braccio</text:span></text:p>
          </table:table-cell>
          <table:table-cell table:style-name="TableCell106">
            <text:p text:style-name="P107"><text:span text:style-name="T108">Ricerca componenti</text:span></text:p>
          </table:table-cell>
          <table:table-cell table:style-name="TableCell109">
            <text:p text:style-name="P110"><text:span text:style-name="T111">Componente utilizzato nelle modifiche sopraccitate</text:span></text:p>
          </table:table-cell>
        </table:table-row>
      </table:table>
      <text:p text:style-name="P112"/>
      <text:p text:style-name="P113"/>
      <text:p text:style-name="P114"/>
      <text:p text:style-name="P115"/>
      <text:p text:style-name="P116"><text:span text:style-name="T117">Nuove Idee/Pensieri</text:span></text:p>
      <text:list text:style-name="WWNum1" text:continue-numbering="true">
        <text:list-item>
          <text:p text:style-name="P118"><text:span text:style-name="T119">Movimento:<text:s/></text:span><text:span text:style-name="T120">Migliorare il movimento in salita<text:s/></text:span><text:span text:style-name="T121"><text:tab/></text:span></text:p>
        </text:list-item>
        <text:list-item>
          <text:p text:style-name="P122"><text:span text:style-name="T123">Struttura: Stabilizzare la struttura</text:span></text:p>
        </text:list-item>
      </text:list>
      <text:p text:style-name="P124"/>
      <text:p text:style-name="P12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ulvio</meta:initial-creator>
    <dc:creator>Fulvio</dc:creator>
    <meta:creation-date>2023-03-13T20:18:00Z</meta:creation-date>
    <dc:date>2023-04-15T13:58:00Z</dc:date>
    <meta:template xlink:href="Normal.dotm" xlink:type="simple"/>
    <meta:editing-cycles>6</meta:editing-cycles>
    <meta:editing-duration>PT1980S</meta:editing-duration>
    <meta:user-defined meta:name="AppVersion">16.0000</meta:user-defined>
    <meta:document-statistic meta:page-count="2" meta:paragraph-count="2" meta:word-count="155" meta:character-count="1039" meta:row-count="7" meta:non-whitespace-character-count="886"/>
  </office:meta>
</office:document-meta>
</file>